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" svg:font-family="'Linux Libert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style:font-name="Linux Libertine"/>
    </style:style>
    <style:style style:name="T1" style:family="text">
      <style:text-properties style:font-name="Linux Liberti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eveloping a Digital Synthesizer in C++</presentation:footer-decl>
      <presentation:date-time-decl presentation:name="dtd1" presentation:source="current-date" style:data-style-name="D8"/>
      <presentation:date-time-decl presentation:name="dtd2" presentation:source="current-date" style:data-style-name="D6"/>
      <draw:page draw:name="page1" draw:style-name="dp1" draw:master-page-name="Default" presentation:presentation-page-layout-name="AL1T32" presentation:use-date-time-name="dtd1">
        <draw:frame presentation:style-name="pr1" draw:text-style-name="P1" draw:layer="layout" svg:width="25.199cm" svg:height="16.255cm" svg:x="1.4cm" svg:y="0.837cm" presentation:class="subtitle">
          <draw:text-box>
            <text:p text:style-name="P1"><text:span text:style-name="T1">Developing a Digital Synthesizer in C++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 presentation:use-footer-name="ftr1" presentation:use-date-time-name="dtd2">
        <draw:frame presentation:style-name="pr1" draw:layer="layout" svg:width="25.199cm" svg:height="16.255cm" svg:x="1.4cm" svg:y="0.837cm" presentation:class="subtitle">
          <draw:text-box>
            <text:p>What is a Synthesizer?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32" presentation:use-footer-name="ftr1" presentation:use-date-time-name="dtd2">
        <draw:frame presentation:style-name="pr1" draw:layer="layout" svg:width="25.199cm" svg:height="16.255cm" svg:x="1.4cm" svg:y="0.837cm" presentation:class="subtitle">
          <draw:text-box>
            <text:p>How is a Digital Synthesizer</text:p>
            <text:p><text:s/>developed in C++?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32" presentation:use-footer-name="ftr1" presentation:use-date-time-name="dtd2">
        <draw:frame presentation:style-name="pr1" draw:layer="layout" svg:width="25.199cm" svg:height="16.255cm" svg:x="1.4cm" svg:y="0.837cm" presentation:class="subtitle" presentation:user-transformed="true">
          <draw:text-box>
            <text:p>Basic building blocks: Waveforms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32" presentation:use-footer-name="ftr1" presentation:use-date-time-name="dtd2">
        <draw:frame presentation:style-name="pr1" draw:layer="layout" svg:width="25.199cm" svg:height="16.255cm" svg:x="1.4cm" svg:y="0.837cm" presentation:class="subtitle">
          <draw:text-box>
            <text:p>Sine wave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Libertine" svg:font-family="'Linux Libert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nux Libertine" fo:font-family="'Linux Libertine'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Linux Libertine" fo:font-family="'Linux Libertine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inux Libertine" fo:font-family="'Linux Libertine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Linux Libertine" fo:font-family="'Linux Libertine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Linux Libertine" fo:font-family="'Linux Libertine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Linux Libertine" fo:font-family="'Linux Libertine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Linux Libertine" fo:font-family="'Linux Libertine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nux Libertine" fo:font-family="'Linux Libertine'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3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6T10:32:47.336378000</meta:creation-date>
    <dc:date>2015-04-16T11:00:16.056557000</dc:date>
    <meta:editing-duration>PT12M15S</meta:editing-duration>
    <meta:editing-cycles>2</meta:editing-cycles>
    <meta:generator>LibreOffice/4.3.2.2$MacOSX_X86_64 LibreOffice_project/edfb5295ba211bd31ad47d0bad0118690f76407d</meta:generator>
    <meta:document-statistic meta:object-count="36"/>
  </office:meta>
</office:document-meta>
</file>